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start" style:justify-single-word="false"/>
      <style:text-properties fo:language="pt" fo:country="BR"/>
    </style:style>
    <style:style style:name="P3" style:family="paragraph" style:parent-style-name="Standard">
      <style:paragraph-properties fo:text-align="start" style:justify-single-word="false"/>
      <style:text-properties fo:language="pt" fo:country="BR" fo:font-weight="bold" style:font-weight-asian="bold" style:font-weight-complex="bold"/>
    </style:style>
    <style:style style:name="P4" style:family="paragraph" style:parent-style-name="Standard">
      <style:paragraph-properties fo:text-align="start" style:justify-single-word="false"/>
      <style:text-properties fo:language="pt" fo:country="BR" fo:font-style="italic" style:font-style-asian="italic" style:font-style-complex="italic"/>
    </style:style>
    <style:style style:name="P5" style:family="paragraph" style:parent-style-name="Standard">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language="pt" fo:country="BR"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language="pt" fo:country="BR" fo:font-weight="normal" style:font-weight-asian="normal" style:font-weight-complex="normal"/>
    </style:style>
    <style:style style:name="P8" style:family="paragraph" style:parent-style-name="Standard">
      <style:text-properties fo:language="pt" fo:country="BR" fo:background-color="#ffff00"/>
    </style:style>
    <style:style style:name="P9" style:family="paragraph" style:parent-style-name="Standard">
      <style:paragraph-properties fo:text-align="start" style:justify-single-word="false"/>
      <style:text-properties fo:font-size="14pt" fo:language="pt" fo:country="BR" style:font-size-asian="14pt" style:font-size-complex="14pt"/>
    </style:style>
    <style:style style:name="P10" style:family="paragraph" style:parent-style-name="Standard">
      <style:paragraph-properties fo:text-align="start" style:justify-single-word="false"/>
      <style:text-properties fo:font-size="12pt" fo:language="pt" fo:country="BR" style:font-size-asian="10.5pt" style:font-size-complex="12pt"/>
    </style:style>
    <style:style style:name="P11" style:family="paragraph" style:parent-style-name="Standard">
      <style:paragraph-properties fo:text-align="start" style:justify-single-word="false"/>
      <style:text-properties style:font-name="Arial" fo:font-size="20pt" fo:language="pt" fo:country="BR" style:text-underline-style="none" style:font-size-asian="17.5pt" style:font-size-complex="20pt"/>
    </style:style>
    <style:style style:name="P12" style:family="paragraph" style:parent-style-name="Standard">
      <style:paragraph-properties fo:text-align="start" style:justify-single-word="false"/>
      <style:text-properties style:font-name="Times New Roman" fo:font-size="12pt" fo:language="pt" fo:country="BR"/>
    </style:style>
    <style:style style:name="P13" style:family="paragraph" style:parent-style-name="Standard" style:list-style-name="L1">
      <style:text-properties fo:language="pt" fo:country="BR"/>
    </style:style>
    <style:style style:name="P14" style:family="paragraph" style:parent-style-name="Standard" style:list-style-name="L2">
      <style:paragraph-properties fo:text-align="start" style:justify-single-word="false"/>
      <style:text-properties fo:language="pt" fo:country="BR" fo:font-style="italic" style:font-style-asian="italic" style:font-style-complex="italic"/>
    </style:style>
    <style:style style:name="P15" style:family="paragraph" style:parent-style-name="Standard" style:list-style-name="L5">
      <style:paragraph-properties fo:text-align="start" style:justify-single-word="false"/>
      <style:text-properties fo:language="pt" fo:country="BR" fo:font-style="italic" style:font-style-asian="italic" style:font-style-complex="italic"/>
    </style:style>
    <style:style style:name="P16" style:family="paragraph" style:parent-style-name="Standard" style:list-style-name="L8">
      <style:paragraph-properties fo:text-align="start" style:justify-single-word="false"/>
      <style:text-properties fo:language="pt" fo:country="BR" fo:font-style="italic" style:font-style-asian="italic" style:font-style-complex="italic"/>
    </style:style>
    <style:style style:name="P17" style:family="paragraph" style:parent-style-name="Standard" style:list-style-name="L10">
      <style:paragraph-properties fo:text-align="start" style:justify-single-word="false"/>
      <style:text-properties fo:language="pt" fo:country="BR" fo:font-style="italic" style:font-style-asian="italic" style:font-style-complex="italic"/>
    </style:style>
    <style:style style:name="P18" style:family="paragraph" style:parent-style-name="Standard" style:list-style-name="L3">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19" style:family="paragraph" style:parent-style-name="Standard" style:list-style-name="L4">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20" style:family="paragraph" style:parent-style-name="Standard" style:list-style-name="L5">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21" style:family="paragraph" style:parent-style-name="Standard" style:list-style-name="L6">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22" style:family="paragraph" style:parent-style-name="Standard" style:list-style-name="L7">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23" style:family="paragraph" style:parent-style-name="Standard" style:list-style-name="L8">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24" style:family="paragraph" style:parent-style-name="Standard" style:list-style-name="L9">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language="pt" fo:country="BR"/>
    </style:style>
    <style:style style:name="P26" style:family="paragraph" style:parent-style-name="Heading_20_3">
      <style:text-properties fo:language="pt" fo:country="BR"/>
    </style:style>
    <style:style style:name="P27" style:family="paragraph" style:parent-style-name="Heading_20_1" style:master-page-name="First_20_Page">
      <style:paragraph-properties style:page-number="auto"/>
      <style:text-properties fo:language="pt" fo:country="BR"/>
    </style:style>
    <style:style style:name="P28" style:family="paragraph" style:parent-style-name="Heading_20_2">
      <style:text-properties fo:language="pt" fo:country="BR"/>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size="14pt" style:font-size-asian="14pt" style:font-size-complex="14pt"/>
    </style:style>
    <style:style style:name="T5" style:family="text">
      <style:text-properties fo:font-size="12pt" style:font-size-asian="10.5pt" style:font-size-complex="12pt"/>
    </style:style>
    <style:style style:name="T6" style:family="text">
      <style:text-properties fo:font-size="14pt" style:font-size-asian="14pt" style:font-size-complex="14pt"/>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fo:background-color="#ffff00"/>
    </style:style>
    <style:style style:name="T10"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h text:style-name="P27" text:outline-level="1">Computação Evolutiva</text:h>
      <text:p text:style-name="P1"/>
      <text:p text:style-name="P25">Computação evolutiva é um termo amplo para designar uma série de técnicas computacionais baseadas nos princípios do conceito biológico de evolução, como seleção natural e herança genética. Essa abordagem vem sendo utilizada em uma ampla gama de problemas, com aplicações variando desde soluções na indústria e comércio até inovações científicas de ponta.</text:p>
      <text:p text:style-name="P25">A ideia principal por trás dessas técnicas é que: Dada uma população de indivíduos, o ambiente pressiona a população a sofrer uma seleção natural (sobrevivência do mais apto) que aumenta a aptidão média da população para o ambiente em questão<text:reference-mark-start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text:span text:style-name="T7">[1]</text:span><text:reference-mark-end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 </text:p>
      <text:p text:style-name="P25">A partir dessa abstração é possível aplicar a ideia de seleção natural à solução de uma série de problemas, se formos capazes de modelar as possíveis soluções de um problema como patrimônio genético de uma população e classificá-las segundo alguma métrica de preferência (aptidão) é possível emular os princípios de seleção biológica para encontrar as melhores soluções. Naturalmente essa lógica se encaixa diretamente à utilização de computação evolutiva para solução de problemas de otimização.</text:p>
      <text:p text:style-name="P25"/>
      <text:p text:style-name="P1"/>
      <text:h text:style-name="P28" text:outline-level="2">Algorítimo Evolutivo Genérico</text:h>
      <text:p text:style-name="P1"/>
      <text:p text:style-name="P1">Para ser capaz de implementar a lógica de seleção natural em um algoritmo é necessário definir alguns componentes utilizados na implementação de algorítimos evolutivos<text:reference-mark-start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span text:style-name="T7">[2]</text:span><text:reference-mark-end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p>
      <text:p text:style-name="P1"/>
      <text:list xml:id="list9185051321" text:style-name="L1">
        <text:list-item>
          <text:p text:style-name="P13">Um Representação<office:annotation><dc:creator>Juliano </dc:creator><dc:date>2015-06-29T14:01:36</dc:date><text:p text:style-name="P29"><text:span text:style-name="T10">Checar termo em portugues</text:span></text:p></office:annotation>(Codificação) da solução como cromossomo.</text:p>
        </text:list-item>
        <text:list-item>
          <text:p text:style-name="P13">Uma função objetivo ou aptidão, ordenavel, que descreva a aptidão de uma solução em relação às demais.</text:p>
        </text:list-item>
        <text:list-item>
          <text:p text:style-name="P13">Um operador de inicialização da população.</text:p>
        </text:list-item>
        <text:list-item>
          <text:p text:style-name="P13">Um operador de seleção dos indivíduos</text:p>
        </text:list-item>
        <text:list-item>
          <text:p text:style-name="P13">Operadores de reprodução.</text:p>
        </text:list-item>
      </text:list>
      <text:p text:style-name="P1"/>
      <text:p text:style-name="P1">Todos esses termos serão discutidos em detalhes adiante, mas primeiros vamos apresentar um pseudocódigo para a forma genérica de algoritmos evolutivos</text:p>
      <text:p text:style-name="P1"/>
      <text:p text:style-name="P1"/>
      <text:h text:style-name="Heading_20_3" text:outline-level="3">Representação</text:h>
      <text:p text:style-name="P1"/>
      <text:p text:style-name="P1"><text:tab/>Como já foi apresentado, algorítimos evolutivos trabalham com populações de soluções, nessas populações cada indivíduo deve representar em código a forma os parametros de entrada e saída do problema tratado. Aproveitando de sua inspiração biológica, comumente o conjunto dos parâmetros de entrada como é referido como <text:span text:style-name="T1">genótipo (genes) </text:span><text:span text:style-name="T2">e dos parametros de saída como </text:span><text:span text:style-name="T1">fenótipo</text:span><text:span text:style-name="T2">. </text:span>A representação de uma solução em código é uma das decisões mais importantes de um algorítimo evolutivo e pode afetar bastante a a capacidade de busca do algorítimo. </text:p>
      <text:p text:style-name="P1"><text:soft-page-break/><text:tab/>A representação do fenótipo é uma questão bem simples, pois se trata apenas de implementar uma representação ordenável do resultado procurado, no entanto a representação do genótipo é uma questão bem mais complexa. Ao longo dos anos foram propostas várias estruturas de dados para representação dos genes em código, mas a escolha dessa representação não é uma questão direta e é altamente dependente do problema em questão, portanto vamos nos restringir em definir qual foi a abordagem escolhida. Para uma discussão detalhada por favor se refira a <text:reference-mark-start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span text:style-name="T7">[1]</text:span><text:reference-mark-end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p>
      <text:p text:style-name="P1"><office:annotation><dc:creator>Juliano </dc:creator><dc:date>2015-06-29T16:51:24</dc:date><text:p text:style-name="P29"><text:span text:style-name="T10">Definir como vão ser apresentadas definições ao longo do documento</text:span></text:p><text:p text:style-name="P29"><text:span text:style-name="T10"/></text:p></office:annotation><text:tab/>Durante o resto desse documento iremos nos referir ao genótipo como sendo um vetor de valores reais normalizados no espaço de busca</text:p>
      <text:p text:style-name="P1"><text:user-index-mark-start text:id="IMark141851352" text:index-name="Definição" text:outline-level="1"/>seja X E Rn onde para todo i = 1...n Xi E [0,1] <text:user-index-mark-end text:id="IMark141851352"/></text:p>
      <text:p text:style-name="P1">Definição do fenótipo.</text:p>
      <text:p text:style-name="P1"/>
      <text:h text:style-name="Heading_20_3" text:outline-level="3">Função Objetivo</text:h>
      <text:p text:style-name="P1"><text:tab/>O problema trabalhado em questão é tratado nesse contexto como a função objetivo. Ela dá a relação entre o genótipo e um fenótipo de um indivíduo e as bases para a seleção das soluções. Geralmente tanto em sistemas computacionais, quanto em problemas reais esta é a etapa mais demorada do processamento <text:span text:style-name="T9">e portanto o numero de avaliações objetivo <text:s text:c="2"/>deve ser mínimizado como forma de melhora da busca.</text:span></text:p>
      <text:p text:style-name="P8"/>
      <text:p text:style-name="P1"/>
      <text:h text:style-name="Heading_20_3" text:outline-level="3">Definições</text:h>
      <text:p text:style-name="Text_20_body">Serão consideradas as seguintes definição durante o resto deste documento</text:p>
      <text:p text:style-name="Text_20_body"/>
      <text:p text:style-name="P2"/>
      <text:p text:style-name="P9">x<text:span text:style-name="T3">i</text:span>(t): <text:span text:style-name="T5">Individuo i na população de geração t</text:span></text:p>
      <text:p text:style-name="P9">x<text:span text:style-name="T3">ij</text:span>(t):<text:span text:style-name="T5"> Gene j do individuo i na população de geração t</text:span></text:p>
      <text:p text:style-name="P10"/>
      <text:p text:style-name="P10"/>
      <text:p text:style-name="P10">nj: Número de genes</text:p>
      <text:p text:style-name="P10">ni: Número de indivíduos</text:p>
      <text:p text:style-name="P10"/>
      <text:p text:style-name="P10">rand(min, max): número aleatório dada distribuição uniforme entre min e max</text:p>
      <text:p text:style-name="P10">norm(min, max): número aleatório dada distribuição normal entre min e max</text:p>
      <text:p text:style-name="P10">flip(bias): Lance de moeda com bias<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p>
      <text:p text:style-name="P2"/>
      <text:p text:style-name="P2"/>
      <text:h text:style-name="Heading_20_3" text:outline-level="3">Pseudocódigo</text:h>
      <text:p text:style-name="P2"/>
      <text:p text:style-name="P2">algoritmo Evolutivo Genérico<text:span text:style-name="T7">[5]</text:span>⁠:</text:p>
      <text:p text:style-name="P2"/>
      <text:list xml:id="list15095422081" text:style-name="L2">
        <text:list-item>
          <text:p text:style-name="P14">Seja t=0 a geração atual</text:p>
        </text:list-item>
        <text:list-item>
          <text:p text:style-name="P14">Cria e inicializa uma nova população xi(t) </text:p>
        </text:list-item>
        <text:list-item>
          <text:p text:style-name="P14">Enquanto (Condição de parada == Falso):</text:p>
          <text:list>
            <text:list-item>
              <text:p text:style-name="P14"><text:soft-page-break/>Avalia a função de fitness f(xi(t)) de cada individuo xi(t)</text:p>
            </text:list-item>
            <text:list-item>
              <text:p text:style-name="P14">Realiza operações de variabilidade</text:p>
            </text:list-item>
            <text:list-item>
              <text:p text:style-name="P14">Escolhe nova população xi(t+1)</text:p>
            </text:list-item>
            <text:list-item>
              <text:p text:style-name="P14">Avança para a próxima geração t = <text:s/>t+1</text:p>
            </text:list-item>
          </text:list>
        </text:list-item>
        <text:list-item>
          <text:p text:style-name="P14">fim</text:p>
        </text:list-item>
      </text:list>
      <text:p text:style-name="P2"/>
      <text:p text:style-name="P2"/>
      <text:p text:style-name="P2"/>
      <text:p text:style-name="P2">Obs.: Neste documento, todos os valores de genótipo serão considerados como sendo normalizados no espaço de busca, ou seja: <text:span text:style-name="T6">x</text:span><text:span text:style-name="T4">ij</text:span><text:span text:style-name="T6">(t) E </text:span>[0, 1].</text:p>
      <text:p text:style-name="P2">A descrição provida aqui pode diferir dos artigos referidos pois ela está fiel a implementação utilizada e não à proposta original.</text:p>
      <text:p text:style-name="P1"/>
      <text:p text:style-name="P1"/>
      <text:p text:style-name="P1"/>
      <text:p text:style-name="P11"/>
      <text:h text:style-name="Heading_20_2" text:outline-level="2">Algoritmos Genéticos</text:h>
      <text:p text:style-name="Standard"><text:tab/>Algorítmos genéticos são a forma mais conhecida de algorítmos evolutivos pois tentam modelar diretamente o conceito de evolução genética de uma população. Nesse contexto é necessário que cada solução seja representada a simular uma cadeia de cromossomos, a cada geração os indivíduos geram descendentes utilizando uma operação de crossover e podem sofrer mutações aleatórias, da nova população total é feito um processo de seleção que beneficie os mais aptos (maior fitness) para produzir a próxima geração de indivíduos.</text:p>
      <text:p text:style-name="Standard"/>
      <text:p text:style-name="P3">Mutação: </text:p>
      <text:list xml:id="list13712077001" text:style-name="L3">
        <text:list-item>
          <text:p text:style-name="P18">Para todo xi</text:p>
          <text:list>
            <text:list-item>
              <text:p text:style-name="P18">para j = <text:s/>1 .. nj</text:p>
              <text:list>
                <text:list-item>
                  <text:p text:style-name="P18">se flip(PMut): yij = xij+rand(-Alpha, +Alpha)</text:p>
                </text:list-item>
                <text:list-item>
                  <text:p text:style-name="P18">se não: <text:tab/>yij = xij</text:p>
                </text:list-item>
              </text:list>
            </text:list-item>
            <text:list-item>
              <text:p text:style-name="P18">fim</text:p>
            </text:list-item>
          </text:list>
        </text:list-item>
        <text:list-item>
          <text:p text:style-name="P18">fim<text:tab/><text:tab/></text:p>
        </text:list-item>
      </text:list>
      <text:p text:style-name="P5"/>
      <text:p text:style-name="P5"/>
      <text:p text:style-name="P3">Crossover: </text:p>
      <text:list xml:id="list1998532359" text:style-name="L4">
        <text:list-item>
          <text:p text:style-name="P19">Para todo xi</text:p>
          <text:list>
            <text:list-item>
              <text:p text:style-name="P19">escolha dois pais x1ij e x2ij gere dois filhos y1ij e y2ij</text:p>
            </text:list-item>
            <text:list-item>
              <text:p text:style-name="P19">y1ij <text:s/>= x1ij</text:p>
            </text:list-item>
            <text:list-item>
              <text:p text:style-name="P19">y2ij = x2ij</text:p>
            </text:list-item>
            <text:list-item>
              <text:p text:style-name="P19">se flip(PXover):</text:p>
              <text:list>
                <text:list-item>
                  <text:p text:style-name="P19">para j = <text:s/>1 .. nj</text:p>
                </text:list-item>
                <text:list-item>
                  <text:p text:style-name="P19">delta = rand(0, 1)</text:p>
                </text:list-item>
                <text:list-item>
                  <text:p text:style-name="P19">y1ij = x1ij*delta + x2ij(1-delta)</text:p>
                </text:list-item>
                <text:list-item>
                  <text:p text:style-name="P19">y2ij = x2ij*delta + x1ij(1-delta)</text:p>
                </text:list-item>
              </text:list>
            </text:list-item>
            <text:list-item>
              <text:p text:style-name="P19">fim</text:p>
            </text:list-item>
          </text:list>
        </text:list-item>
        <text:list-item>
          <text:p text:style-name="P19">fim</text:p>
        </text:list-item>
      </text:list>
      <text:p text:style-name="P7"><text:soft-page-break/><text:span text:style-name="T1">Parâmetros</text:span>: PopSize, PXover, PMut, Epsilon</text:p>
      <text:p text:style-name="P7"/>
      <text:p text:style-name="P5"/>
      <text:p text:style-name="P7"><text:tab/></text:p>
      <text:p text:style-name="P7"><text:tab/><text:tab/></text:p>
      <text:p text:style-name="P3">algoritmo:</text:p>
      <text:list xml:id="list247943345" text:style-name="L5">
        <text:list-item>
          <text:p text:style-name="P15">Seja t=0 a geração atual</text:p>
        </text:list-item>
        <text:list-item>
          <text:p text:style-name="P15">Cria e inicializa uma nova população xi(t) uniformemente</text:p>
        </text:list-item>
        <text:list-item>
          <text:p text:style-name="P15">Enquanto (Condição de parada == Falso):</text:p>
          <text:list>
            <text:list-item>
              <text:p text:style-name="P15">Avalia a função de fitness f(xi(t)) de cada individuo xi(t)</text:p>
            </text:list-item>
            <text:list-item>
              <text:p text:style-name="P15">Gera yi(t) utilizando operação de crossover</text:p>
            </text:list-item>
            <text:list-item>
              <text:p text:style-name="P15">Altera yi(t) utilizando operação de mutação</text:p>
            </text:list-item>
            <text:list-item>
              <text:p text:style-name="P15">Escolhe nova população xi(t+1) com os melhores indivíduos xi(t) e yi(t)</text:p>
            </text:list-item>
            <text:list-item>
              <text:p text:style-name="P15">Avança para a próxima geração t = <text:s/>t+1</text:p>
            </text:list-item>
          </text:list>
        </text:list-item>
        <text:list-item>
          <text:p text:style-name="P20">fim</text:p>
        </text:list-item>
      </text:list>
      <text:p text:style-name="P7"/>
      <text:p text:style-name="P7"/>
      <text:p text:style-name="P7"/>
      <text:p text:style-name="P7"/>
      <text:p text:style-name="P5"><text:span text:style-name="T1">Fontes</text:span>: <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p>
      <text:p text:style-name="P5"/>
      <text:p text:style-name="P5"/>
      <text:p text:style-name="P5"/>
      <text:p text:style-name="P7"/>
      <text:p text:style-name="P7"/>
      <text:h text:style-name="P26" text:outline-level="3"><text:bookmark-start text:name="__RefHeading__28631_1995092607"/>Evolução Diferencial<text:bookmark-end text:name="__RefHeading__28631_1995092607"/></text:h>
      <text:p text:style-name="P7"><text:tab/>algoritmo projetado especificamente para problemas com parâmetros reais. Baseia-se na criação de novos indivíduos a partir da diferença de indivíduos da população original. </text:p>
      <text:p text:style-name="P7"/>
      <text:p text:style-name="P7"><text:span text:style-name="T1">Parâmetros</text:span>: PopSize, Bias, Beta</text:p>
      <text:p text:style-name="P7"/>
      <text:p text:style-name="P3">Trial: </text:p>
      <text:list xml:id="list125571991" text:style-name="L6">
        <text:list-item>
          <text:p text:style-name="P21">Para todo xi gere yi</text:p>
          <text:list>
            <text:list-item>
              <text:p text:style-name="P21">escolha xa, xb, xc diferentes de xi</text:p>
            </text:list-item>
            <text:list-item>
              <text:p text:style-name="P21">yi = xa + beta*(xb - xc)</text:p>
            </text:list-item>
          </text:list>
        </text:list-item>
        <text:list-item>
          <text:p text:style-name="P21">fim</text:p>
        </text:list-item>
      </text:list>
      <text:p text:style-name="P7"/>
      <text:p text:style-name="P3">Crossover Uniforme: </text:p>
      <text:list xml:id="list333017042" text:style-name="L7">
        <text:list-item>
          <text:p text:style-name="P22">Para todo xi e yi</text:p>
          <text:list>
            <text:list-item>
              <text:p text:style-name="P22">para j = <text:s/>1 .. nj</text:p>
              <text:list>
                <text:list-item>
                  <text:p text:style-name="P22">se flip(bias): <text:tab/>zij = xij</text:p>
                </text:list-item>
                <text:list-item>
                  <text:p text:style-name="P22">se não:<text:tab/><text:tab/>zij = yij</text:p>
                </text:list-item>
              </text:list>
            </text:list-item>
            <text:list-item>
              <text:p text:style-name="P22">fim</text:p>
            </text:list-item>
          </text:list>
        </text:list-item>
        <text:list-item>
          <text:p text:style-name="P22">fim</text:p>
        </text:list-item>
      </text:list>
      <text:p text:style-name="P7"><text:tab/></text:p>
      <text:p text:style-name="P7"><text:tab/><text:tab/></text:p>
      <text:p text:style-name="P3">algoritmo:</text:p>
      <text:list xml:id="list1141755315" text:style-name="L8">
        <text:list-item>
          <text:p text:style-name="P16"><text:soft-page-break/>Seja t=0 a geração atual</text:p>
        </text:list-item>
        <text:list-item>
          <text:p text:style-name="P16">Cria e inicializa uma nova população xi(t) uniformemente</text:p>
        </text:list-item>
        <text:list-item>
          <text:p text:style-name="P16">Enquanto (Condição de parada == Falso):</text:p>
          <text:list>
            <text:list-item>
              <text:p text:style-name="P16">Avalia a função de fitness f(xi(t)) de cada individuo xi(t)</text:p>
            </text:list-item>
            <text:list-item>
              <text:p text:style-name="P16">Gera população de trial yi(t)</text:p>
            </text:list-item>
            <text:list-item>
              <text:p text:style-name="P16">Gera os descendentes zi(t) fazendo crossover uniforme em xi(t) e yi(t)</text:p>
            </text:list-item>
            <text:list-item>
              <text:p text:style-name="P16">Escolhe nova população xi(t+1) com os melhores indivíduos xi(t) e zi(t)</text:p>
            </text:list-item>
            <text:list-item>
              <text:p text:style-name="P16">Avança para a proxema geração t = <text:s/>t+1</text:p>
            </text:list-item>
          </text:list>
        </text:list-item>
        <text:list-item>
          <text:p text:style-name="P23">fim</text:p>
        </text:list-item>
      </text:list>
      <text:p text:style-name="P7"/>
      <text:p text:style-name="P7"/>
      <text:p text:style-name="P7"/>
      <text:p text:style-name="P7"/>
      <text:p text:style-name="P7"/>
      <text:p text:style-name="P7"/>
      <text:p text:style-name="P7"/>
      <text:p text:style-name="P7"><text:span text:style-name="T1">Fontes</text:span>: <text:reference-mark-start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8">[7]</text:span><text:reference-mark-end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1">⁠</text:span> </text:p>
      <text:p text:style-name="P7"/>
      <text:p text:style-name="P7"/>
      <text:p text:style-name="P7"/>
      <text:p text:style-name="P5"/>
      <text:p text:style-name="P5"/>
      <text:p text:style-name="P5"/>
      <text:p text:style-name="P7"/>
      <text:h text:style-name="P26" text:outline-level="3"><text:bookmark-start text:name="__RefHeading__28633_1995092607"/>Opt-aiNet<text:bookmark-end text:name="__RefHeading__28633_1995092607"/></text:h>
      <text:p text:style-name="P7"><text:tab/>algoritmo projetado especificamente para problemas com parâmetros reais. É inspirado no princípio de redes imunes. É eficiente para funções com muitos ótimos locais.</text:p>
      <text:p text:style-name="P7"/>
      <text:p text:style-name="P7"><text:span text:style-name="T1">Parâmetros</text:span>: PopSize, Nclones, ErrorThreshold, suppressionThreshold</text:p>
      <text:p text:style-name="P7"/>
      <text:p text:style-name="P3">Mutação Afim: </text:p>
      <text:list xml:id="list832095166" text:style-name="L9">
        <text:list-item>
          <text:p text:style-name="P24">para j = <text:s/>1 .. nj</text:p>
          <text:list>
            <text:list-item>
              <text:p text:style-name="P24">a = 1/100*exp(-f);</text:p>
            </text:list-item>
            <text:list-item>
              <text:p text:style-name="P24">yij = yij + a*norm(0,1)</text:p>
            </text:list-item>
          </text:list>
        </text:list-item>
        <text:list-item>
          <text:p text:style-name="P24">fim</text:p>
        </text:list-item>
      </text:list>
      <text:p text:style-name="P5"/>
      <text:p text:style-name="P6">Onde f é o valor do fenótipo normalizado</text:p>
      <text:p text:style-name="P7"><text:tab/></text:p>
      <text:p text:style-name="P7"/>
      <text:p text:style-name="P3">algoritmo:</text:p>
      <text:list xml:id="list1677131513" text:style-name="L10">
        <text:list-item>
          <text:p text:style-name="P17">Seja t=0 a geração atual</text:p>
        </text:list-item>
        <text:list-item>
          <text:p text:style-name="P17">Cria e inicializa uma nova população xi(t) uniformemente</text:p>
        </text:list-item>
        <text:list-item>
          <text:p text:style-name="P17">Enquanto (Condição de parada == Falso):</text:p>
          <text:list>
            <text:list-item>
              <text:p text:style-name="P17">Avalia a população e normaliza</text:p>
            </text:list-item>
            <text:list-item>
              <text:p text:style-name="P17"><text:s/>para cada indivíduo cria Nclones clones com Mutação afim</text:p>
              <text:list>
                <text:list-item>
                  <text:p text:style-name="P17">avalia os clones</text:p>
                </text:list-item>
                <text:list-item>
                  <text:p text:style-name="P17">seleciona o melhor</text:p>
                </text:list-item>
              </text:list>
            </text:list-item>
            <text:list-item>
              <text:p text:style-name="P17"><text:soft-page-break/>Determina erro médio (fitness médio(t) – fitness médio t-1)</text:p>
            </text:list-item>
            <text:list-item>
              <text:p text:style-name="P17">Se erro &gt; ErrorThreshold volta para 3.1</text:p>
            </text:list-item>
            <text:list-item>
              <text:p text:style-name="P17">Determina distância euclidiana entre as indivíduos</text:p>
            </text:list-item>
            <text:list-item>
              <text:p text:style-name="P17">Ordena indivíduos</text:p>
            </text:list-item>
            <text:list-item>
              <text:p text:style-name="P17">Para cada xi(t) remove todos indivíduos cuja distância &lt; suppressionThreshold</text:p>
            </text:list-item>
            <text:list-item>
              <text:p text:style-name="P17">Cria n indivíduos aleatórios onde n = newPopPercentage*(população atual)</text:p>
            </text:list-item>
            <text:list-item>
              <text:p text:style-name="P17">Avança para a proxema geração t = <text:s/>t+1</text:p>
            </text:list-item>
          </text:list>
        </text:list-item>
        <text:list-item>
          <text:p text:style-name="P17">fim</text:p>
        </text:list-item>
      </text:list>
      <text:p text:style-name="P4"><text:tab/></text:p>
      <text:p text:style-name="P4"/>
      <text:p text:style-name="P2"/>
      <text:p text:style-name="P2"/>
      <text:p text:style-name="P2"/>
      <text:p text:style-name="P2"/>
      <text:p text:style-name="P2"/>
      <text:p text:style-name="P3">Fontes: <text:reference-mark-start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7">[8]</text:span><text:reference-mark-end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2"> </text:span><text:s/></text:p>
      <text:p text:style-name="P2"/>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list-style-name="" style:class="index">
      <style:paragraph-properties text:number-lines="false" text:line-number="0">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list-style-name="" style:class="index">
      <style:paragraph-properties>
        <style:tab-stops>
          <style:tab-stop style:position="6.7283in" style:type="right" style:leader-style="dotted" style:leader-text="."/>
        </style:tab-stops>
      </style:paragraph-properties>
    </style:style>
    <style:style style:name="Contents_20_3" style:display-name="Contents 3" style:family="paragraph" style:parent-style-name="Index" style:list-style-name="" style:class="index">
      <style:paragraph-properties fo:background-color="transparent" style:shadow="none">
        <style:tab-stops>
          <style:tab-stop style:position="6.5319in" style:type="right" style:leader-style="dotted" style:leader-text="."/>
        </style:tab-stops>
        <style:background-image/>
      </style:paragraph-properties>
      <style:text-properties fo:font-size="11pt"/>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9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el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Drop_20_Caps" style:display-name="Drop Caps" style:family="text"/>
    <style:style style:name="User_20_Entry" style:display-name="User Entry"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Main_20_parts" style:display-name="Main parts">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style:master-page style:name="Envelope" style:page-layout-name="Mpm3"/>
    <style:master-page style:name="two_20_columns" style:display-name="two column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o </meta:initial-creator>
    <meta:creation-date>2015-06-20T17:55:48</meta:creation-date>
    <dc:date>2015-07-15T14:39:01</dc:date>
    <dc:creator>Juliano </dc:creator>
    <meta:editing-duration>P1DT22H38M10S</meta:editing-duration>
    <meta:editing-cycles>114</meta:editing-cycles>
    <meta:generator>LibreOffice/3.5$Linux_X86_64 LibreOffice_project/350m1$Build-2</meta:generator>
    <meta:document-statistic meta:table-count="0" meta:image-count="0" meta:object-count="0" meta:page-count="6" meta:paragraph-count="132" meta:word-count="1294" meta:character-count="7961" meta:non-whitespace-character-count="6708"/>
    <meta:user-defined meta:name="Mendeley Citation Style_1">http://www.zotero.org/styles/ieee</meta:user-defined>
    <meta:user-defined meta:name="Mendeley Document_1">True</meta:user-defined>
    <meta:user-defined meta:name="Mendeley User Name_1">julianosiloto@gmail.com@www.mendeley.com</meta:user-defined>
  </office:meta>
</office:document-meta>
</file>